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50000010F488CE76DB1A83672.png" manifest:media-type="image/png"/>
  <manifest:file-entry manifest:full-path="Pictures/10000000000003B500000209A6BE641475D9710E.png" manifest:media-type="image/png"/>
  <manifest:file-entry manifest:full-path="Pictures/100000000000042D0000003B6FCADAFA74F1B336.png" manifest:media-type="image/png"/>
  <manifest:file-entry manifest:full-path="Pictures/10000000000003680000021304D94AAC05180C63.png" manifest:media-type="image/png"/>
  <manifest:file-entry manifest:full-path="Pictures/10000000000004480000001CE990DFDDC47A303D.png" manifest:media-type="image/png"/>
  <manifest:file-entry manifest:full-path="Pictures/100000000000035A0000021BEDB50F2346738FB2.png" manifest:media-type="image/png"/>
  <manifest:file-entry manifest:full-path="Pictures/100000000000048E000001799204A4497A3D14C8.png" manifest:media-type="image/png"/>
  <manifest:file-entry manifest:full-path="Pictures/100000000000041A0000005FAE298A1F9541A12A.png" manifest:media-type="image/png"/>
  <manifest:file-entry manifest:full-path="Pictures/100000000000039A000002209E176E758959AE66.png" manifest:media-type="image/png"/>
  <manifest:file-entry manifest:full-path="Pictures/1000000000000423000002EB43DF80A416E37D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AI and Machine Learn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12211810 潘炜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eature engineer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12211810 潘炜</text:p>
          </draw:text-box>
        </draw:frame>
        <draw:frame draw:style-name="gr2" draw:text-style-name="P3" draw:layer="layout" svg:width="16.316cm" svg:height="11.509cm" svg:x="5.715cm" svg:y="3.096cm">
          <draw:image xlink:href="Pictures/1000000000000423000002EB43DF80A416E37D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linear regression<text:line-break/>- </text:p>
          </draw:text-box>
        </draw:frame>
        <draw:frame draw:style-name="gr2" draw:text-style-name="P3" draw:layer="layout" svg:width="19.009cm" svg:height="11.215cm" svg:x="3.851cm" svg:y="2.54cm">
          <draw:image xlink:href="Pictures/100000000000039A000002209E176E758959AE66.png" xlink:type="simple" xlink:show="embed" xlink:actuate="onLoad" draw:mime-type="image/png">
            <text:p/>
          </draw:image>
        </draw:frame>
        <draw:frame draw:style-name="gr2" draw:text-style-name="P3" draw:layer="layout" svg:width="27.776cm" svg:height="2.512cm" svg:x="0.635cm" svg:y="12.728cm">
          <draw:image xlink:href="Pictures/100000000000041A0000005FAE298A1F9541A1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perceptron</text:p>
          </draw:text-box>
        </draw:frame>
        <draw:frame draw:style-name="gr2" draw:text-style-name="P3" draw:layer="layout" svg:width="19.685cm" svg:height="12.366cm" svg:x="4.445cm" svg:y="2.239cm">
          <draw:image xlink:href="Pictures/100000000000035A0000021BEDB50F2346738FB2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0.713cm" svg:x="0cm" svg:y="14.527cm">
          <draw:image xlink:href="Pictures/10000000000004480000001CE990DFDDC47A30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Logestic regression</text:p>
          </draw:text-box>
        </draw:frame>
        <draw:frame draw:style-name="gr2" draw:text-style-name="P3" draw:layer="layout" svg:width="16.267cm" svg:height="9.905cm" draw:transform="skewX (-0.000174532925199433) rotate (0.00226892802759263) translate (5.715cm 2.795cm)">
          <draw:image xlink:href="Pictures/10000000000003680000021304D94AAC05180C63.png" xlink:type="simple" xlink:show="embed" xlink:actuate="onLoad" draw:mime-type="image/png">
            <text:p/>
          </draw:image>
        </draw:frame>
        <draw:frame draw:style-name="gr2" draw:text-style-name="P3" draw:layer="layout" svg:width="27.999cm" svg:height="1.543cm" svg:x="1.846cm" svg:y="13.062cm">
          <draw:image xlink:href="Pictures/100000000000042D0000003B6FCADAFA74F1B3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MLP</text:p>
          </draw:text-box>
        </draw:frame>
        <draw:frame draw:style-name="gr2" draw:text-style-name="P3" draw:layer="layout" svg:width="22.225cm" svg:height="12.201cm" svg:x="4.374cm" svg:y="0.635cm">
          <draw:image xlink:href="Pictures/10000000000003B500000209A6BE641475D971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MLP</text:p>
          </draw:text-box>
        </draw:frame>
        <draw:frame draw:style-name="gr2" draw:text-style-name="P3" draw:layer="layout" svg:width="27.999cm" svg:height="6.557cm" svg:x="0.635cm" svg:y="4.873cm">
          <draw:image xlink:href="Pictures/10000000000004850000010F488CE76DB1A83672.png" xlink:type="simple" xlink:show="embed" xlink:actuate="onLoad" draw:mime-type="image/png">
            <text:p/>
          </draw:image>
        </draw:frame>
        <draw:frame draw:style-name="gr3" draw:text-style-name="P4" draw:layer="layout" svg:width="27.999cm" svg:height="9.051cm" svg:x="0.043cm" svg:y="3.356cm">
          <draw:image xlink:href="Pictures/100000000000048E000001799204A4497A3D14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>Model Comparision</text:p>
          </draw:text-box>
        </draw:frame>
        <draw:frame draw:style-name="gr3" draw:text-style-name="P4" draw:layer="layout" svg:width="27.999cm" svg:height="9.051cm" svg:x="0.576cm" svg:y="4.284cm">
          <draw:image xlink:href="Pictures/100000000000048E000001799204A4497A3D14C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2T16:08:34.182827801</meta:creation-date>
    <dc:date>2024-11-22T22:44:04.612895770</dc:date>
    <meta:editing-duration>PT7M</meta:editing-duration>
    <meta:editing-cycles>2</meta:editing-cycles>
    <meta:generator>LibreOffice/7.3.7.2$Linux_X86_64 LibreOffice_project/30$Build-2</meta:generator>
    <meta:document-statistic meta:object-count="58"/>
  </office:meta>
</office:document-meta>
</file>